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P4" style:family="paragraph" style:parent-style-name="xx_20_Needs_20_attention" style:list-style-name="Bullets_2c__20_diamond"/>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lor</text:p>
      <text:p text:style-name="_2a__2a__2a__2a__2a__20__20__20__20__20__20__20_Hidden_20__20__20__20__20__20__2a__2a__2a__2a__2a_">Don Peterson <text:s text:c="7"/>Words: <text:word-count>3918</text:word-count> </text:p>
      <text:p text:style-name="Subtitle"><text:a xlink:type="simple" xlink:href="mailto:someonesdad1@gmail.com" text:style-name="Internet_20_link" text:visited-style-name="Visited_20_Internet_20_Link">someonesdad1@gmail.com</text:a> 29 Mar 2022</text:p>
      <text:list xml:id="list4541891674256821033" text:style-name="Bullets_2c__20_diamond">
        <text:list-item>
          <text:p text:style-name="P4">Needs to reference <text:span text:style-name="Code">/plib/color.py</text:span>, not <text:span text:style-name="Code">rgb.py</text:span> or <text:span text:style-name="Code">clr.py</text:span></text:p>
        </text:list-item>
      </text:list>
      <text:p text:style-name="Text_20_body">In March of 2022, I again became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text:a xlink:type="simple" xlink:href="#7.The color rabbit hole|outline" text:style-name="Internet_20_link" text:visited-style-name="Visited_20_Internet_20_Link">rabbit hole</text:a>.</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plib/color.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 along with the Windows Subsystem for Linux with Windows Terminal.</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text:soft-page-break/>boundary. <text:s/>It captures all colors that humans are able to perceive. <text:s/>These colors are located on the diagram by two coordinates, x and y. <text:s/>The CIE 1976 chromaticity diagram [<text:span text:style-name="Reference">cd1976</text:span>] tries to address 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text:span text:style-name="Reference">nim</text:span>] states <text:span text:style-name="T7">As the individual observer data, on which the 1931 system is based, have been lost in antiquity, this system can be used only to determine what color matches </text:span><text:soft-page-break/><text:span text:style-name="T7">the standard observer would make</text:span>.</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x="62.27mm" svg:y="0.14mm"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3" draw:name="Object5" text:anchor-type="paragraph" svg:x="82.53mm" svg:y="0.49mm" svg:width="25.98mm" svg:height="18.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text:soft-page-break/>Variation</text:h>
      <text:p text:style-name="xx_20_Needs_20_attention"><text:span text:style-name="T1">The figures 2, 3, 4 are NOT what is given in table 3</text:span>. <text:s/>Note that the "-" at the middle lobe of fig 2 means this is the classical negative red CMF data. <text:s/>After converting table 3 to means and standard deviations, a number of the transformed red data have standard deviations larger than the means. <text:s/>For example, look at 500 nm. <text:s/>I feel it was a poor decision to present the means and the variances, as the standard deviation should have been given because it has the same dimensional units as the mean, whereas the variance doesn't. <text:s/>Not only that, but the many zeros in the table are annoying. <text:s/>The <text:span text:style-name="Code">nimeroff.py</text:span> script prints the data out in a more digestible form.</text:p>
      <text:p text:style-name="Text_20_body">[<text:span text:style-name="Reference">nim</text:span>] (1961) gives the data on measurement variability in the CIE data (the paper is <text:span text:style-name="Code">/plib/rgb/chromaticity/jresv65An6p475_A1b.pdf</text:span>). <text:s/>Some quotes from this paper:</text:p>
      <text:list xml:id="list29695563" text:continue-numbering="true" text:style-name="Bullets_2c__20_diamond">
        <text:list-item>
          <text:p text:style-name="P2"><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2"><text:span text:style-name="T7">Note that the standard deviations of these independent investigations are essentially of the same order of magnitude and range approximately from 10 to 20 percent of the mean function</text:span> [page 479]</text:p>
        </text:list-item>
        <text:list-item>
          <text:p text:style-name="P2"><text:span text:style-name="T7">Although it is perhaps reasonable to assume that an observers "errors" are not correlated with his "biases", the analyses of empirical data below will show that it cannot be assumed that the three obs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2">The primary colors used in the experiments were 645.2, 526.3, and 444.4 nm. [pg 476]</text:p>
        </text:list-item>
        <text:list-item>
          <text:p text:style-name="P2"><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29683863" text:continue-numbering="true" text:style-name="Bullets_2c__20_diamond">
        <text:list-item>
          <text:p text:style-name="P2">Table 3 gives between observer means, variances, and covariances in Q as a function of wavelength in 10 nm steps from 400 nm to 720 nm.</text:p>
        </text:list-item>
        <text:list-item>
          <text:p text:style-name="P2">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4"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4" draw:name="Object1" text:anchor-type="as-char" svg:width="19.17mm" svg:height="4.36mm" draw:z-index="0"><draw:object xlink:href="./Object 1" xlink:type="simple" xlink:show="embed" xlink:actuate="onLoad"/><draw:image xlink:href="./ObjectReplacements/Object 1" xlink:type="simple" xlink:show="embed" xlink:actuate="onLoad"/></draw:frame> where <draw:frame draw:style-name="fr4" draw:name="Object2" text:anchor-type="as-char" svg:width="17.29mm" svg:height="4.36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nt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The color rabbit hole</text:h>
      <text:p text:style-name="Text_20_body">Color seems pretty simple to the physicist, who just thinks in terms of a wavelength on a dial from a monochromator that uses a diffraction grating to separate out the colors of a light spectrum from a continuous light source (e.g., a lamp). <text:s/>However, the rabbit hole exists because of the way the human eye converts these wavelengths to signals which are interpreted by the human's brain. <text:s/>This neuro-perception of the color is the rabbit's shovel. <text:s/></text:p>
      <text:p text:style-name="Text_20_body">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 and if you're an experienced <text:soft-page-break/>engineering type, you'll see the huge number of things behind that last sentence.</text:p>
      <text:p text:style-name="Text_20_body">[<text:span text:style-name="Reference">ca2016</text:span>] makes a comment that colorimetry (measurement of color) is mostly linear algebra, referring to the mess of different methods and coordinate systems invented to discuss color. <text:s/>This is only a small part of the field of color science. <text:s/></text:p>
      <text:p text:style-name="Text_20_body">Color science is concerned with "transforming" these colors from one "representation" to another. <text:s/>Here, I'm using the analogy of the abstract mathematics of groups to their incredible variety of representations, meaning physical or mathematical models used in the "real world".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here are college and graduate school curricula devoted to these color science topics and the field is a lot deeper than you first imagine. <text:s/></text:p>
      <text:p text:style-name="Text_20_body">As an example, a manufacturer might be building an assembly that is a collection of parts. <text:s/>One part might be an aluminum casting, another part might be machined steel, and a third part could be molded from plastic. <text:s/>To make a homogeneous whole, the manufacturer might want the surfaces of all these parts to "be the same color". <text:s/>More concretely, a car manufacturer would want the color of a plastic bumper to "match" the color of the painted steel body. <text:s/>How do you make that match and how close does the match have to be to satisfy fickle consumers? <text:s/>Such tasks are the province of folks who have been trained in a wide variety of things related to color science. <text:s/>You'd have to worry about the spectrum of the incoming illumination, the angle of this illumination with respect to the surface, the surface coatings, and how these coatings reflect the various spectral components of the incoming light. <text:s/>With surface coatings come a variety of issues, like non-specular reflection, diffraction, interference, etc. <text:s/>Many intelligent rabbits have worked on this stuff for centuries -- and I mean no disrespect when making that flippant statement.</text:p>
      <text:p text:style-name="Text_20_body">The best way to learn this stuff would be to get guidance from an experienced mentor, but most of us don't have the time or resources for that. <text:s/>Instead, we dive into that great cesspool called the Internet and try to glean knowledge from it. <text:s/>This is a pretty good analogy, as much of the "wisdom" on the Internet is crap and it's up to you as an intelligent consumer to swim around until you find decent pockets of fresh wate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text:span text:style-name="Reference">cl</text:span></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text:span text:style-name="Reference">ca2016</text:span></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text:a><text:a xlink:type="simple" xlink:href="https://medium.com/hipster-color-science/a-beginners-guide-to-colorimetry-401f1830b65a" text:style-name="Internet_20_link" text:visited-style-name="Visited_20_Internet_20_Link">401f1830b65a</text:a> This looks at the basics of colorimetry (measurement of color).</text:p>
          </table:table-cell>
        </table:table-row>
        <table:table-row>
          <table:table-cell table:style-name="Table1.A1" office:value-type="string">
            <text:p text:style-name="Table_20_Contents"><text:span text:style-name="Reference">wpc</text:span></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text:span text:style-name="Reference">icc</text:span></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text:span text:style-name="Reference">cie1931</text:span></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text:span text:style-name="Reference">schils</text:span></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text:span text:style-name="Reference">cp</text:span></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 short page on color perception, oriented around the CIE chromaticity diagram.</text:p>
          </table:table-cell>
        </table:table-row>
        <text:soft-page-break/>
        <table:table-row>
          <table:table-cell table:style-name="Table1.A1" office:value-type="string">
            <text:p text:style-name="Table_20_Contents"><text:span text:style-name="Reference">schwartz</text:span></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text:span text:style-name="Reference">wgsim</text:span></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helps you understand the negative components' behavior in the original experiment.</text:p>
          </table:table-cell>
        </table:table-row>
        <table:table-row>
          <table:table-cell table:style-name="Table1.A1" office:value-type="string">
            <text:p text:style-name="Table_20_Contents"><text:span text:style-name="Reference">--</text:span></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text:span text:style-name="Reference">jw</text:span></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 <text:s/>Nearly anything written by John Walker is good stuff.</text:p>
          </table:table-cell>
        </table:table-row>
        <table:table-row>
          <table:table-cell table:style-name="Table1.A1" office:value-type="string">
            <text:p text:style-name="Table_20_Contents"><text:span text:style-name="Reference">--</text:span></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text:span text:style-name="Reference">cd1931</text:span></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text:span text:style-name="Reference">cd1976</text:span></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text:span text:style-name="Reference">css4</text:span></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text:span text:style-name="Reference">wright</text:span></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text:span text:style-name="Reference">guild</text:span></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text:span text:style-name="Reference">nim</text:span></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text:span text:style-name="Reference">werner</text:span></text:p>
          </table:table-cell>
          <table:table-cell table:style-name="Table1.A1" office:value-type="string">
            <text:p text:style-name="Table_20_Contents">K. Shinomori, B. Schefrin, J. Werner, <text:s/>Opt Soc Am A Opt Image Sci Vis., 2001 February, 18(2): 310–318, "Age-related changes in wavelength discrimination". <text:s text:c="2"/>This article gives a flavor for how much work it is to measure this stuff. <text:s/>Despite this obvious work, I'm not a fan of the paucity of data in figure 3 resulting in the "high frequency" content of the solid curves, even if they were gotten by fitting some physiological model. <text:s/></text:p>
          </table:table-cell>
        </table:table-row>
        <table:table-row>
          <table:table-cell table:style-name="Table1.A1" office:value-type="string">
            <text:p text:style-name="Table_20_Contents"><text:span text:style-name="Reference"/></text:p>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fo:background-color="transparent">
        <style:background-image/>
      </style:paragraph-properties>
      <style:text-properties style:font-name="Arial" fo:font-size="10.5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6600" style:font-name="Arial3" fo:font-size="11pt" fo:language="zxx" fo:country="none" fo:font-style="italic" fo:font-weight="bold" fo:background-color="transparent"/>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28" meta:word-count="3918" meta:character-count="24040"/>
    <meta:template xlink:type="simple" xlink:actuate="onRequest" xlink:title="Normal" xlink:href="../Normal.ott" meta:date="2014-12-28T08:19:31.36"/>
  </office:meta>
</office:document-meta>
</file>

<file path=Object 1/content.xml><?xml version="1.0" encoding="utf-8"?>
<math xmlns="http://www.w3.org/1998/Math/MathML">
  <semantics>
    <mrow>
      <mrow>
        <mstyle mathvariant="bold">
          <mrow>
            <mi>P</mi>
          </mrow>
        </mstyle>
        <mo stretchy="false">=</mo>
        <mrow>
          <mstyle mathvariant="bold">
            <mrow>
              <mi>Q</mi>
            </mrow>
          </mstyle>
          <mo stretchy="false">+</mo>
          <mrow>
            <mstyle mathvariant="bold">
              <mrow>
                <mi>r</mi>
              </mrow>
            </mstyle>
            <mo stretchy="false">⋅</mo>
            <mi>t</mi>
          </mrow>
        </mrow>
      </mrow>
    </mrow>
    <annotation encoding="StarMath 5.0">bold P = bold Q + bold r cdot t</annotation>
  </semantics>
</math>
</file>

<file path=Object 2/content.xml><?xml version="1.0" encoding="utf-8"?>
<math xmlns="http://www.w3.org/1998/Math/MathML">
  <semantics>
    <mrow>
      <mrow>
        <mstyle mathvariant="bold">
          <mrow>
            <mi>r</mi>
          </mrow>
        </mstyle>
        <mo stretchy="false">=</mo>
        <mstyle mathvariant="bold">
          <mrow>
            <mi>P</mi>
          </mrow>
        </mstyle>
      </mrow>
      <mrow>
        <mi/>
        <mo stretchy="false">−</mo>
        <mstyle mathvariant="bold">
          <mrow>
            <mi>Q</mi>
          </mrow>
        </mstyle>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i>x</mi>
            <mrow>
              <mi/>
              <mo stretchy="false">=</mo>
              <mi/>
            </mrow>
            <mfrac>
              <mi>X</mi>
              <mrow>
                <mrow>
                  <mrow>
                    <mi>X</mi>
                    <mo stretchy="false">+</mo>
                    <mi>Y</mi>
                  </mrow>
                  <mo stretchy="false">+</mo>
                  <mi>Z</mi>
                </mrow>
              </mrow>
            </mfrac>
          </mrow>
        </mtd>
      </mtr>
      <mtr>
        <mtd>
          <mrow>
            <mi>y</mi>
            <mrow>
              <mi/>
              <mo stretchy="false">=</mo>
              <mi/>
            </mrow>
            <mfrac>
              <mi>Y</mi>
              <mrow>
                <mrow>
                  <mrow>
                    <mi>X</mi>
                    <mo stretchy="false">+</mo>
                    <mi>Y</mi>
                  </mrow>
                  <mo stretchy="false">+</mo>
                  <mi>Z</mi>
                </mrow>
              </mrow>
            </mfrac>
          </mrow>
        </mtd>
      </mtr>
    </mtable>
    <annotation encoding="StarMath 5.0">x `=` X over {X + Y + Z} newline
y `=` Y over {X + Y + Z}</annotation>
  </semantics>
</math>
</file>